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OverviewLiterature" style:family="table">
      <style:table-properties style:width="10.1153in" table:align="margins" fo:background-color="transparent" style:may-break-between-rows="true" table:border-model="collapsing">
        <style:background-image/>
      </style:table-properties>
    </style:style>
    <style:style style:name="OverviewLiterature.A" style:family="table-column">
      <style:table-column-properties style:column-width="1.2639in" style:rel-column-width="8190*"/>
    </style:style>
    <style:style style:name="OverviewLiterature.B" style:family="table-column">
      <style:table-column-properties style:column-width="1.2646in" style:rel-column-width="8191*"/>
    </style:style>
    <style:style style:name="OverviewLiterature.C" style:family="table-column">
      <style:table-column-properties style:column-width="1.2646in" style:rel-column-width="8193*"/>
    </style:style>
    <style:style style:name="OverviewLiterature.E" style:family="table-column">
      <style:table-column-properties style:column-width="1.2646in" style:rel-column-width="8192*"/>
    </style:style>
    <style:style style:name="OverviewLiterature.1" style:family="table-row">
      <style:table-row-properties fo:background-color="transparent" fo:keep-together="auto">
        <style:background-image/>
      </style:table-row-properties>
    </style:style>
    <style:style style:name="OverviewLiteratur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verviewLiterature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OverviewLiteratur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OverviewLiterature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9df" officeooo:paragraph-rsid="001d89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315" officeooo:paragraph-rsid="0021d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612" officeooo:paragraph-rsid="002226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8ed" officeooo:paragraph-rsid="002318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4b7" officeooo:paragraph-rsid="00272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71d9" officeooo:paragraph-rsid="00287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9df" officeooo:paragraph-rsid="001d89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9df" officeooo:paragraph-rsid="0021d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dc4" officeooo:paragraph-rsid="001ff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315" officeooo:paragraph-rsid="0021d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612" officeooo:paragraph-rsid="002226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8ed" officeooo:paragraph-rsid="002318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5e92" officeooo:paragraph-rsid="00235e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f9b" officeooo:paragraph-rsid="0026a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4b7" officeooo:paragraph-rsid="00272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71d9" officeooo:paragraph-rsid="00287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48f" officeooo:paragraph-rsid="0028e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e3" officeooo:paragraph-rsid="00290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f03" officeooo:paragraph-rsid="002abf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8a7" officeooo:paragraph-rsid="001cc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9df" officeooo:paragraph-rsid="001d89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315" officeooo:paragraph-rsid="0021d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f9b" officeooo:paragraph-rsid="0026a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0cfe"/>
    </style:style>
    <style:style style:name="T2" style:family="text">
      <style:text-properties officeooo:rsid="002ab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OverviewLiterature" table:style-name="OverviewLiterature" table:template-name="Default Style">
        <table:table-column table:style-name="OverviewLiterature.A"/>
        <table:table-column table:style-name="OverviewLiterature.B"/>
        <table:table-column table:style-name="OverviewLiterature.C"/>
        <table:table-column table:style-name="OverviewLiterature.B"/>
        <table:table-column table:style-name="OverviewLiterature.E" table:number-columns-repeated="2"/>
        <table:table-column table:style-name="OverviewLiterature.C" table:number-columns-repeated="2"/>
        <table:table-header-rows>
          <table:table-row table:style-name="OverviewLiterature.1">
            <table:table-cell table:style-name="OverviewLiterature.A1" office:value-type="string">
              <text:p text:style-name="P23">Task</text:p>
            </table:table-cell>
            <table:table-cell table:style-name="OverviewLiterature.A1" office:value-type="string">
              <text:p text:style-name="P20">Author</text:p>
            </table:table-cell>
            <table:table-cell table:style-name="OverviewLiterature.A1" office:value-type="string">
              <text:p text:style-name="P20">Title</text:p>
            </table:table-cell>
            <table:table-cell table:style-name="OverviewLiterature.A1" office:value-type="string">
              <text:p text:style-name="P22">Year</text:p>
            </table:table-cell>
            <table:table-cell table:style-name="OverviewLiterature.A1" office:value-type="string">
              <text:p text:style-name="P20">Image type</text:p>
            </table:table-cell>
            <table:table-cell table:style-name="OverviewLiterature.A1" office:value-type="string">
              <text:p text:style-name="P21">Supervision type</text:p>
            </table:table-cell>
            <table:table-cell table:style-name="OverviewLiterature.A1" office:value-type="string">
              <text:p text:style-name="P20">Technique used</text:p>
            </table:table-cell>
            <table:table-cell table:style-name="OverviewLiterature.H1" office:value-type="string">
              <text:p text:style-name="P20">Code link</text:p>
            </table:table-cell>
          </table:table-row>
        </table:table-header-rows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7">Laradji et al</text:p>
          </table:table-cell>
          <table:table-cell table:style-name="OverviewLiterature.A2" office:value-type="string">
            <text:p text:style-name="P7">Where are the masks: Instance Segmentation with Image-level Supvervision</text:p>
          </table:table-cell>
          <table:table-cell table:style-name="OverviewLiterature.A2" office:value-type="string">
            <text:p text:style-name="P10">2019</text:p>
          </table:table-cell>
          <table:table-cell table:style-name="OverviewLiterature.A2" office:value-type="string">
            <text:p text:style-name="P7">RGB image</text:p>
            <text:p text:style-name="P7"/>
            <text:p text:style-name="P7">(PASCAL VOC 2012)</text:p>
          </table:table-cell>
          <table:table-cell table:style-name="OverviewLiterature.A2" office:value-type="string">
            <text:p text:style-name="P7">Image-<text:span text:style-name="T1">level</text:span></text:p>
          </table:table-cell>
          <table:table-cell table:style-name="OverviewLiterature.A2" office:value-type="string">
            <text:p text:style-name="P7">WISe</text:p>
            <text:p text:style-name="P7"/>
            <text:p text:style-name="P7"/>
          </table:table-cell>
          <table:table-cell table:style-name="OverviewLiterature.H2" office:value-type="string">
            <text:p text:style-name="P9"><text:a xlink:type="simple" xlink:href="https://github.com/IssamLaradji?tab=repositories" text:style-name="Internet_20_link" text:visited-style-name="Visited_20_Internet_20_Link">link</text:a></text:p>
          </table:table-cell>
        </table:table-row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10">Laradji et al</text:p>
          </table:table-cell>
          <table:table-cell table:style-name="OverviewLiterature.A2" office:value-type="string">
            <text:h text:style-name="P1" text:outline-level="2">WISE-Net: Proposal-Based Instance Segmentation With Point Supervision (ICIP2020)</text:h>
            <text:p text:style-name="P7"/>
          </table:table-cell>
          <table:table-cell table:style-name="OverviewLiterature.A2" office:value-type="string">
            <text:p text:style-name="P10">2020</text:p>
          </table:table-cell>
          <table:table-cell table:style-name="OverviewLiterature.A2" office:value-type="string">
            <text:p text:style-name="P10">RGB image</text:p>
            <text:p text:style-name="P10"/>
            <text:p text:style-name="P8">PASCAL VOC 2012)</text:p>
          </table:table-cell>
          <table:table-cell table:style-name="OverviewLiterature.A2" office:value-type="string">
            <text:p text:style-name="P10">Point-supervision</text:p>
          </table:table-cell>
          <table:table-cell table:style-name="OverviewLiterature.A2" office:value-type="string">
            <text:p text:style-name="P10">WISE-Net</text:p>
            <text:p text:style-name="P10"/>
            <text:p text:style-name="P10">Parallel branches</text:p>
            <text:p text:style-name="P10">Embedding</text:p>
            <text:p text:style-name="P10">Localization</text:p>
          </table:table-cell>
          <table:table-cell table:style-name="OverviewLiterature.H2" office:value-type="string">
            <text:p text:style-name="P10"><text:a xlink:type="simple" xlink:href="https://github.com/IssamLaradji/wisenet" text:style-name="Internet_20_link" text:visited-style-name="Visited_20_Internet_20_Link">Github</text:a></text:p>
            <text:p text:style-name="P10"/>
            <text:p text:style-name="P13">PyTorch</text:p>
          </table:table-cell>
        </table:table-row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12">Issam Laradji</text:p>
          </table:table-cell>
          <table:table-cell table:style-name="OverviewLiterature.A2" office:value-type="string">
            <text:h text:style-name="P4" text:outline-level="2">Instance Segmentation with Point supervision</text:h>
          </table:table-cell>
          <table:table-cell table:style-name="OverviewLiterature.A2" office:value-type="string">
            <text:p text:style-name="P12">2019</text:p>
          </table:table-cell>
          <table:table-cell table:style-name="OverviewLiterature.A2" office:value-type="string">
            <text:p text:style-name="P12">PASCAL VOC 2012</text:p>
          </table:table-cell>
          <table:table-cell table:style-name="OverviewLiterature.A2" office:value-type="string">
            <text:p text:style-name="P12">Point-supervision</text:p>
          </table:table-cell>
          <table:table-cell table:style-name="OverviewLiterature.A2" office:value-type="string">
            <text:p text:style-name="P12">WISe</text:p>
          </table:table-cell>
          <table:table-cell table:style-name="OverviewLiterature.H2" office:value-type="string">
            <text:p text:style-name="P10"/>
          </table:table-cell>
        </table:table-row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12">Seunghoon Hong</text:p>
          </table:table-cell>
          <table:table-cell table:style-name="OverviewLiterature.A2" office:value-type="string">
            <text:h text:style-name="P4" text:outline-level="2">Decoupled Deep Neural Network for Semi-supervised Semantic Segmentation</text:h>
          </table:table-cell>
          <table:table-cell table:style-name="OverviewLiterature.A2" office:value-type="string">
            <text:p text:style-name="P12">2015</text:p>
          </table:table-cell>
          <table:table-cell table:style-name="OverviewLiterature.A2" office:value-type="string">
            <text:p text:style-name="P12">PASCAL VOC</text:p>
          </table:table-cell>
          <table:table-cell table:style-name="OverviewLiterature.A2" office:value-type="string">
            <text:p text:style-name="P12">Point-supervision</text:p>
          </table:table-cell>
          <table:table-cell table:style-name="OverviewLiterature.A2" office:value-type="string">
            <text:p text:style-name="P12">2 decoupled networks:</text:p>
            <text:p text:style-name="P12">1- Classification Network</text:p>
            <text:p text:style-name="P12">2- Segmentation network, based on GradCam</text:p>
          </table:table-cell>
          <table:table-cell table:style-name="OverviewLiterature.H2" office:value-type="string">
            <text:p text:style-name="P12"><text:a xlink:type="simple" xlink:href="https://github.com/HyeonwooNoh/DecoupledNet" text:style-name="Internet_20_link" text:visited-style-name="Visited_20_Internet_20_Link">Github</text:a></text:p>
            <text:p text:style-name="P12"/>
            <text:p text:style-name="P12">Matlab + Caffe</text:p>
          </table:table-cell>
        </table:table-row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10">Bearman</text:p>
          </table:table-cell>
          <table:table-cell table:style-name="OverviewLiterature.A2" office:value-type="string">
            <text:h text:style-name="P2" text:outline-level="2">What’s the point: Semantic Segmentation <text:soft-page-break/>with Point Supervision</text:h>
          </table:table-cell>
          <table:table-cell table:style-name="OverviewLiterature.A2" office:value-type="string">
            <text:p text:style-name="P10">2015</text:p>
          </table:table-cell>
          <table:table-cell table:style-name="OverviewLiterature.A2" office:value-type="string">
            <text:p text:style-name="P11">RFB </text:p>
            <text:p text:style-name="P11"/>
            <text:p text:style-name="P11">PASCAL VOC <text:soft-page-break/>2012</text:p>
          </table:table-cell>
          <table:table-cell table:style-name="OverviewLiterature.A2" office:value-type="string">
            <text:p text:style-name="P11">Point-supervison</text:p>
            <text:p text:style-name="P11">Squiggle-level</text:p>
            <text:p text:style-name="P11"/>
            <text:p text:style-name="P11"><text:soft-page-break/></text:p>
          </table:table-cell>
          <table:table-cell table:style-name="OverviewLiterature.A2" office:value-type="string">
            <text:p text:style-name="P11">Calculation of ‘objectness prior’ (foreground – <text:soft-page-break/>background separation)</text:p>
          </table:table-cell>
          <table:table-cell table:style-name="OverviewLiterature.H2" office:value-type="string">
            <text:p text:style-name="P10"/>
          </table:table-cell>
        </table:table-row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11">Austin McEver</text:p>
          </table:table-cell>
          <table:table-cell table:style-name="OverviewLiterature.A2" office:value-type="string">
            <text:h text:style-name="P3" text:outline-level="2">PCAMs: Weakly Supervised Semantic Segmentation Using Point Supervision</text:h>
          </table:table-cell>
          <table:table-cell table:style-name="OverviewLiterature.A2" office:value-type="string">
            <text:p text:style-name="P11">2020</text:p>
          </table:table-cell>
          <table:table-cell table:style-name="OverviewLiterature.A2" office:value-type="string">
            <text:p text:style-name="P11">RGB</text:p>
            <text:p text:style-name="P11"/>
            <text:p text:style-name="P11">Pascal VOC 2012</text:p>
          </table:table-cell>
          <table:table-cell table:style-name="OverviewLiterature.A2" office:value-type="string">
            <text:p text:style-name="P11">Point-based</text:p>
            <text:p text:style-name="P11"/>
            <text:p text:style-name="P11">(compared to squiggle and bounding box)</text:p>
          </table:table-cell>
          <table:table-cell table:style-name="OverviewLiterature.A2" office:value-type="string">
            <text:p text:style-name="P11">PCAMS:</text:p>
            <text:p text:style-name="P11"/>
            <text:p text:style-name="P11">Technique based on CAMs</text:p>
          </table:table-cell>
          <table:table-cell table:style-name="OverviewLiterature.H2" office:value-type="string">
            <text:p text:style-name="P10"/>
          </table:table-cell>
        </table:table-row>
        <table:table-row table:style-name="OverviewLiterature.1">
          <table:table-cell table:style-name="OverviewLiterature.A2" office:value-type="string">
            <text:p text:style-name="P14">Weakly supervised segmentation</text:p>
          </table:table-cell>
          <table:table-cell table:style-name="OverviewLiterature.A2" office:value-type="string">
            <text:p text:style-name="P13">Tong Shen et all</text:p>
          </table:table-cell>
          <table:table-cell table:style-name="OverviewLiterature.A2" office:value-type="string">
            <text:h text:style-name="P3" text:outline-level="2">Weakly Supervised Semantic Segmentation Based on Web Image Co-segmentation</text:h>
          </table:table-cell>
          <table:table-cell table:style-name="OverviewLiterature.A2" office:value-type="string">
            <text:p text:style-name="P13">2017</text:p>
          </table:table-cell>
          <table:table-cell table:style-name="OverviewLiterature.A2" office:value-type="string">
            <text:p text:style-name="P13">RGB</text:p>
            <text:p text:style-name="P13"/>
            <text:p text:style-name="P13">Pascal VOC 2012</text:p>
            <text:p text:style-name="P13">Flickr image dataset</text:p>
          </table:table-cell>
          <table:table-cell table:style-name="OverviewLiterature.A2" office:value-type="string">
            <text:p text:style-name="P13">Image-level</text:p>
          </table:table-cell>
          <table:table-cell table:style-name="OverviewLiterature.A2" office:value-type="string">
            <text:p text:style-name="P13">Co-segmentation</text:p>
            <text:p text:style-name="P13"/>
            <text:p text:style-name="P13">2 step</text:p>
          </table:table-cell>
          <table:table-cell table:style-name="OverviewLiterature.H2" office:value-type="string">
            <text:p text:style-name="P13"><text:a xlink:type="simple" xlink:href="https://github.com/ascust/wsscoseg" text:style-name="Internet_20_link" text:visited-style-name="Visited_20_Internet_20_Link">Github</text:a></text:p>
            <text:p text:style-name="P13"/>
            <text:p text:style-name="P13">MXNet?</text:p>
          </table:table-cell>
        </table:table-row>
        <table:table-row table:style-name="OverviewLiterature.1">
          <table:table-cell table:style-name="OverviewLiterature.A2" office:value-type="string">
            <text:p text:style-name="P15">Weakly supervised segmentation</text:p>
          </table:table-cell>
          <table:table-cell table:style-name="OverviewLiterature.A2" office:value-type="string">
            <text:p text:style-name="P15">Lyndon Chan et al</text:p>
          </table:table-cell>
          <table:table-cell table:style-name="OverviewLiterature.A2" office:value-type="string">
            <text:h text:style-name="P5" text:outline-level="2">A Comprehensive analysis of weakly-supervised semantic segmentation on Different image domains</text:h>
          </table:table-cell>
          <table:table-cell table:style-name="OverviewLiterature.A2" office:value-type="string">
            <text:p text:style-name="P15">2020</text:p>
          </table:table-cell>
          <table:table-cell table:style-name="OverviewLiterature.A2" office:value-type="string">
            <text:p text:style-name="P18">RGB</text:p>
            <text:p text:style-name="P18"/>
            <text:p text:style-name="P18">Pascal VOC 2012</text:p>
            <text:p text:style-name="P18"/>
            <text:p text:style-name="P18">+</text:p>
            <text:p text:style-name="P18">Histopathology and satellite images</text:p>
          </table:table-cell>
          <table:table-cell table:style-name="OverviewLiterature.A2" office:value-type="string">
            <text:p text:style-name="P18">Image level techniques</text:p>
          </table:table-cell>
          <table:table-cell table:style-name="OverviewLiterature.A2" office:value-type="string">
            <text:p text:style-name="P18">Overview of different techniques</text:p>
          </table:table-cell>
          <table:table-cell table:style-name="OverviewLiterature.H2" office:value-type="string">
            <text:p text:style-name="P13"/>
          </table:table-cell>
        </table:table-row>
        <table:table-row table:style-name="OverviewLiterature.1">
          <table:table-cell table:style-name="OverviewLiterature.A2" office:value-type="string">
            <text:p text:style-name="P16">Weakly supervised <text:soft-page-break/>segmentation</text:p>
          </table:table-cell>
          <table:table-cell table:style-name="OverviewLiterature.A2" office:value-type="string">
            <text:p text:style-name="P16">Jiwoon Ahn et al</text:p>
          </table:table-cell>
          <table:table-cell table:style-name="OverviewLiterature.A2" office:value-type="string">
            <text:h text:style-name="P6" text:outline-level="2">Weakly <text:soft-page-break/>Supervised Learning of Instance Segmentation with Inter-pixel relations</text:h>
          </table:table-cell>
          <table:table-cell table:style-name="OverviewLiterature.A2" office:value-type="string">
            <text:p text:style-name="P16">2019</text:p>
          </table:table-cell>
          <table:table-cell table:style-name="OverviewLiterature.A2" office:value-type="string">
            <text:p text:style-name="P16">RGB </text:p>
            <text:p text:style-name="P16">Pascal VOC <text:soft-page-break/>2012</text:p>
          </table:table-cell>
          <table:table-cell table:style-name="OverviewLiterature.A2" office:value-type="string">
            <text:p text:style-name="P17">Image level</text:p>
          </table:table-cell>
          <table:table-cell table:style-name="OverviewLiterature.A2" office:value-type="string">
            <text:p text:style-name="P17">Interpixel relation network: <text:soft-page-break/>vector displacement field and class boundary map</text:p>
          </table:table-cell>
          <table:table-cell table:style-name="OverviewLiterature.H2" office:value-type="string">
            <text:p text:style-name="P17"><text:a xlink:type="simple" xlink:href="https://github.com/jiwoon-ahn/irn" text:style-name="Internet_20_link" text:visited-style-name="Visited_20_Internet_20_Link">Github</text:a></text:p>
          </table:table-cell>
        </table:table-row>
        <table:table-row table:style-name="OverviewLiterature.1">
          <table:table-cell table:style-name="OverviewLiterature.A2" office:value-type="string">
            <text:p text:style-name="P19">Spine vertebrae segmentation +</text:p>
            <text:p text:style-name="P19">Medical diagnosis </text:p>
          </table:table-cell>
          <table:table-cell table:style-name="OverviewLiterature.A2" office:value-type="string">
            <text:p text:style-name="P19">Shen Zhao</text:p>
          </table:table-cell>
          <table:table-cell table:style-name="OverviewLiterature.A2" office:value-type="string">
            <text:h text:style-name="P3" text:outline-level="2">Discriminative dictionary-embedded network for comprehensive vertebrae tumor diagnosis</text:h>
          </table:table-cell>
          <table:table-cell table:style-name="OverviewLiterature.A2" office:value-type="string">
            <text:p text:style-name="P19">2020</text:p>
          </table:table-cell>
          <table:table-cell table:style-name="OverviewLiterature.A2" office:value-type="string">
            <text:p text:style-name="P19">MRI</text:p>
          </table:table-cell>
          <table:table-cell table:style-name="OverviewLiterature.A2" office:value-type="string">
            <text:p text:style-name="P19">Fully labeled (including tumor)</text:p>
          </table:table-cell>
          <table:table-cell table:style-name="OverviewLiterature.A2" office:value-type="string">
            <text:p text:style-name="P13">“<text:span text:style-name="T2">Dictionary-embedded network (DECIDE)</text:span>”</text:p>
          </table:table-cell>
          <table:table-cell table:style-name="OverviewLiterature.H2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0:37:09.320809220</meta:creation-date>
    <dc:date>2021-01-29T16:30:40.691345165</dc:date>
    <meta:editing-duration>PT4H29M47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3" meta:paragraph-count="106" meta:word-count="293" meta:character-count="2195" meta:non-whitespace-character-count="2004"/>
  </office:meta>
</office:document-meta>
</file>